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9mm"/>
    </style:style>
    <style:style style:name="co2" style:family="table-column">
      <style:table-column-properties fo:break-before="auto" style:column-width="28.24mm"/>
    </style:style>
    <style:style style:name="co3" style:family="table-column">
      <style:table-column-properties fo:break-before="auto" style:column-width="16.6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.07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9"/>
    <style:style style:name="ce3" style:family="table-cell" style:parent-style-name="Default" style:data-style-name="N109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10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10">
      <style:table-cell-properties style:text-align-source="fix" style:repeat-content="fals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 office:value-type="float" office:value="25" calcext:value-type="float">
            <text:p>25</text:p>
          </table:table-cell>
        </table:table-row>
        <table:table-row table:style-name="ro2">
          <table:table-cell/>
          <table:table-cell table:style-name="ce4" office:value-type="string" calcext:value-type="string">
            <text:p>König, Benjamin</text:p>
          </table:table-cell>
          <table:table-cell table:style-name="ce4" office:value-type="string" calcext:value-type="string">
            <text:p>Altvater, Konstantin</text:p>
          </table:table-cell>
          <table:table-cell table:style-name="ce4"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5-10-12" calcext:value-type="date">
            <text:p>Montag, 2015-10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3" calcext:value-type="date">
            <text:p>Dienstag, 2015-10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4" calcext:value-type="date">
            <text:p>Mittwoch, 2015-10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5" calcext:value-type="date">
            <text:p>Donnerstag, 2015-10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6" calcext:value-type="date">
            <text:p>Freitag, 2015-10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7" calcext:value-type="date">
            <text:p>Samstag, 2015-10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8" calcext:value-type="date">
            <text:p>Sonntag, 2015-10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9" calcext:value-type="date">
            <text:p>Montag, 2015-10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0" calcext:value-type="date">
            <text:p>Dienstag, 2015-10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1" calcext:value-type="date">
            <text:p>Mittwoch, 2015-10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2" calcext:value-type="date">
            <text:p>Donnerstag, 2015-10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3" calcext:value-type="date">
            <text:p>Freitag, 2015-10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4" calcext:value-type="date">
            <text:p>Samstag, 2015-10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5" calcext:value-type="date">
            <text:p>Sonntag, 2015-10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6" calcext:value-type="date">
            <text:p>Montag, 2015-10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7" calcext:value-type="date">
            <text:p>Dienstag, 2015-10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8" calcext:value-type="date">
            <text:p>Mittwoch, 2015-10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9" calcext:value-type="date">
            <text:p>Donnerstag, 2015-10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30" calcext:value-type="date">
            <text:p>Freitag, 2015-10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31" calcext:value-type="date">
            <text:p>Samstag, 2015-10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1" calcext:value-type="date">
            <text:p>Sonntag, 2015-1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2" calcext:value-type="date">
            <text:p>Montag, 2015-1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3" calcext:value-type="date">
            <text:p>Dienstag, 2015-1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4" calcext:value-type="date">
            <text:p>Mittwoch, 2015-1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5" calcext:value-type="date">
            <text:p>Donnerstag, 2015-1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6" calcext:value-type="date">
            <text:p>Freitag, 2015-1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7" calcext:value-type="date">
            <text:p>Samstag, 2015-1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8" calcext:value-type="date">
            <text:p>Sonntag, 2015-1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9" calcext:value-type="date">
            <text:p>Montag, 2015-1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0" calcext:value-type="date">
            <text:p>Dienstag, 2015-1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1" calcext:value-type="date">
            <text:p>Mittwoch, 2015-1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2" calcext:value-type="date">
            <text:p>Donnerstag, 2015-1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3" calcext:value-type="date">
            <text:p>Freitag, 2015-1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4" calcext:value-type="date">
            <text:p>Samstag, 2015-1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5" calcext:value-type="date">
            <text:p>Sonntag, 2015-1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6" calcext:value-type="date">
            <text:p>Montag, 2015-1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7" calcext:value-type="date">
            <text:p>Dienstag, 2015-1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8" calcext:value-type="date">
            <text:p>Mittwoch, 2015-1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9" calcext:value-type="date">
            <text:p>Donnerstag, 2015-1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0" calcext:value-type="date">
            <text:p>Freitag, 2015-1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1" calcext:value-type="date">
            <text:p>Samstag, 2015-1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2" calcext:value-type="date">
            <text:p>Sonntag, 2015-1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3" calcext:value-type="date">
            <text:p>Montag, 2015-1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4" calcext:value-type="date">
            <text:p>Dienstag, 2015-1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5" calcext:value-type="date">
            <text:p>Mittwoch, 2015-1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6" calcext:value-type="date">
            <text:p>Donnerstag, 2015-1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7" calcext:value-type="date">
            <text:p>Freitag, 2015-1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8" calcext:value-type="date">
            <text:p>Samstag, 2015-1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9" calcext:value-type="date">
            <text:p>Sonntag, 2015-1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30" calcext:value-type="date">
            <text:p>Montag, 2015-1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1" calcext:value-type="date">
            <text:p>Dienstag, 2015-1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2" calcext:value-type="date">
            <text:p>Mittwoch, 2015-1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3" calcext:value-type="date">
            <text:p>Donnerstag, 2015-1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4" calcext:value-type="date">
            <text:p>Freitag, 2015-1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5" calcext:value-type="date">
            <text:p>Samstag, 2015-1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6" calcext:value-type="date">
            <text:p>Sonntag, 2015-1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7" calcext:value-type="date">
            <text:p>Montag, 2015-1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8" calcext:value-type="date">
            <text:p>Dienstag, 2015-1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9" calcext:value-type="date">
            <text:p>Mittwoch, 2015-12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0" calcext:value-type="date">
            <text:p>Donnerstag, 2015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1" calcext:value-type="date">
            <text:p>Freitag, 2015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2" calcext:value-type="date">
            <text:p>Samstag, 2015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3" calcext:value-type="date">
            <text:p>Sonntag, 2015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4" calcext:value-type="date">
            <text:p>Montag, 2015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5" calcext:value-type="date">
            <text:p>Dienstag, 2015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6" calcext:value-type="date">
            <text:p>Mittwoch, 2015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7" calcext:value-type="date">
            <text:p>Donnerstag, 2015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8" calcext:value-type="date">
            <text:p>Freitag, 2015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9" calcext:value-type="date">
            <text:p>Samstag, 2015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0" calcext:value-type="date">
            <text:p>Sonntag, 2015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1" calcext:value-type="date">
            <text:p>Montag, 2015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2" calcext:value-type="date">
            <text:p>Dienstag, 2015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3" calcext:value-type="date">
            <text:p>Mittwoch, 2015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4" calcext:value-type="date">
            <text:p>Donnerstag, 2015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5" calcext:value-type="date">
            <text:p>Freitag, 2015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6" calcext:value-type="date">
            <text:p>Samstag, 2015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7" calcext:value-type="date">
            <text:p>Sonntag, 2015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8" calcext:value-type="date">
            <text:p>Montag, 2015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9" calcext:value-type="date">
            <text:p>Dienstag, 2015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30" calcext:value-type="date">
            <text:p>Mittwoch, 2015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31" calcext:value-type="date">
            <text:p>Donnerstag, 2015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1" calcext:value-type="date">
            <text:p>Freitag, 2016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2" calcext:value-type="date">
            <text:p>Samstag, 2016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3" calcext:value-type="date">
            <text:p>Sonntag, 2016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4" calcext:value-type="date">
            <text:p>Montag, 2016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5" calcext:value-type="date">
            <text:p>Dienstag, 2016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6" calcext:value-type="date">
            <text:p>Mittwoch, 2016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7" calcext:value-type="date">
            <text:p>Donnerstag, 2016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8" calcext:value-type="date">
            <text:p>Freitag, 2016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9" calcext:value-type="date">
            <text:p>Samstag, 2016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0" calcext:value-type="date">
            <text:p>Sonntag, 2016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1" calcext:value-type="date">
            <text:p>Montag, 2016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2" calcext:value-type="date">
            <text:p>Dienstag, 2016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3" calcext:value-type="date">
            <text:p>Mittwoch, 2016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4" calcext:value-type="date">
            <text:p>Donnerstag, 2016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5" calcext:value-type="date">
            <text:p>Freitag, 2016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6" calcext:value-type="date">
            <text:p>Samstag, 2016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7" calcext:value-type="date">
            <text:p>Sonntag, 2016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8" calcext:value-type="date">
            <text:p>Montag, 2016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9" calcext:value-type="date">
            <text:p>Dienstag, 2016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0" calcext:value-type="date">
            <text:p>Mittwoch, 2016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1" calcext:value-type="date">
            <text:p>Donnerstag, 2016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2" calcext:value-type="date">
            <text:p>Freitag, 2016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3" calcext:value-type="date">
            <text:p>Samstag, 2016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4" calcext:value-type="date">
            <text:p>Sonntag, 2016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5" calcext:value-type="date">
            <text:p>Montag, 2016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6" calcext:value-type="date">
            <text:p>Dienstag, 2016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7" calcext:value-type="date">
            <text:p>Mittwoch, 2016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8" calcext:value-type="date">
            <text:p>Donnerstag, 2016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9" calcext:value-type="date">
            <text:p>Freitag, 2016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30" calcext:value-type="date">
            <text:p>Samstag, 2016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31" calcext:value-type="date">
            <text:p>Sonntag, 2016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1" calcext:value-type="date">
            <text:p>Montag, 2016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2" calcext:value-type="date">
            <text:p>Dienstag, 2016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3" calcext:value-type="date">
            <text:p>Mittwoch, 2016-0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4" calcext:value-type="date">
            <text:p>Donnerstag, 2016-0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5" calcext:value-type="date">
            <text:p>Freitag, 2016-02-05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König, Benjamin" calcext:value-type="string">
            <text:p>König, Benjamin</text:p>
          </table:table-cell>
          <table:table-cell table:formula="of:=[.C2]" office:value-type="string" office:string-value="Altvater, Konstantin" calcext:value-type="string">
            <text:p>Altvater, Konstantin</text:p>
          </table:table-cell>
          <table:table-cell table:formula="of:=[.D2]" office:value-type="string" office:string-value="NAME" calcext:value-type="string">
            <text:p>NAME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00H00M00S" calcext:value-type="time">
            <text:p>00:00</text:p>
          </table:table-cell>
          <table:table-cell table:style-name="ce7" table:formula="of:=SUM([.C4:.C120])" office:value-type="time" office:time-value="PT00H00M00S" calcext:value-type="time">
            <text:p>00:00</text:p>
          </table:table-cell>
          <table:table-cell table:style-name="ce7" table:formula="of:=SUM([.D4:.D120])" office:value-type="time" office:time-value="PT00H00M00S" calcext:value-type="time">
            <text:p>00:00</text:p>
          </table:table-cell>
          <table:table-cell/>
          <table:table-cell table:style-name="ce10" table:formula="of:=SUM([.B122:.D122])" office:value-type="time" office:time-value="PT00H00M00S" calcext:value-type="time">
            <text:p>00:00</text:p>
          </table:table-cell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date-style style:name="N109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10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.00.0000</text:date>, <text:time style:data-style-name="N2" text:time-value="01:18:08.29349641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5M48S</meta:editing-duration>
    <meta:editing-cycles>7</meta:editing-cycles>
    <meta:generator>LibreOffice/5.2.2.2$Linux_X86_64 LibreOffice_project/20m0$Build-2</meta:generator>
    <meta:initial-creator>Kai Mindermann</meta:initial-creator>
    <dc:date>2016-10-26T01:18:30.452587015</dc:date>
    <meta:document-statistic meta:table-count="1" meta:cell-count="136" meta:object-count="0"/>
  </office:meta>
</office:document-meta>
</file>